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9800002CA6000011E1C8E995FA.wmf"/>
  <manifest:file-entry manifest:media-type="" manifest:full-path="Pictures/200000B00000AA880000712CB8274E97.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otusWP Type" svg:font-family="'LotusWP 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5965in" fo:margin-left="0.0049in" fo:margin-right="0.1264in" table:align="margins" style:writing-mode="lr-tb"/>
    </style:style>
    <style:style style:name="Table1.A" style:family="table-column">
      <style:table-column-properties style:column-width="3.2917in" style:rel-column-width="4740*"/>
    </style:style>
    <style:style style:name="Table1.B" style:family="table-column">
      <style:table-column-properties style:column-width="3.3049in" style:rel-column-width="4759*"/>
    </style:style>
    <style:style style:name="Table1.1" style:family="table-row">
      <style:table-row-properties style:keep-together="true" fo:keep-together="auto"/>
    </style:style>
    <style:style style:name="Table1.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194in" fo:padding-right="0.0194in" fo:padding-top="0in" fo:padding-bottom="0in" fo:border="0.0069in solid #000000" style:writing-mode="lr-tb"/>
    </style:style>
    <style:style style:name="Table2" style:family="table">
      <style:table-properties style:width="6.5757in" fo:margin-left="0.0257in" fo:margin-right="0.1264in" table:align="margins" style:writing-mode="lr-tb"/>
    </style:style>
    <style:style style:name="Table2.A" style:family="table-column">
      <style:table-column-properties style:column-width="0.6146in" style:rel-column-width="885*"/>
    </style:style>
    <style:style style:name="Table2.B" style:family="table-column">
      <style:table-column-properties style:column-width="0.6771in" style:rel-column-width="975*"/>
    </style:style>
    <style:style style:name="Table2.C" style:family="table-column">
      <style:table-column-properties style:column-width="4.3854in" style:rel-column-width="6315*"/>
    </style:style>
    <style:style style:name="Table2.D" style:family="table-column">
      <style:table-column-properties style:column-width="0.8986in" style:rel-column-width="1294*"/>
    </style:style>
    <style:style style:name="Table2.1" style:family="table-row">
      <style:table-row-properties style:keep-together="true" fo:keep-together="auto"/>
    </style:style>
    <style:style style:name="Table2.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194in" fo:padding-right="0.0194in" fo:padding-top="0in" fo:padding-bottom="0in" fo:border="0.0069in solid #000000" style:writing-mode="lr-tb"/>
    </style:style>
    <style:style style:name="Table3" style:family="table">
      <style:table-properties style:width="6.6063in" table:align="left" style:writing-mode="lr-tb"/>
    </style:style>
    <style:style style:name="Table3.A" style:family="table-column">
      <style:table-column-properties style:column-width="1.6736in"/>
    </style:style>
    <style:style style:name="Table3.B" style:family="table-column">
      <style:table-column-properties style:column-width="4.9326in"/>
    </style:style>
    <style:style style:name="Table3.1" style:family="table-row">
      <style:table-row-properties style:keep-together="true" fo:keep-together="auto"/>
    </style:style>
    <style:style style:name="Table3.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194in" fo:padding-right="0.0194in" fo:padding-top="0in" fo:padding-bottom="0in" fo:border="0.0069in solid #000000" style:writing-mode="lr-tb"/>
    </style:style>
    <style:style style:name="Table4" style:family="table">
      <style:table-properties style:width="6.6063in" table:align="left" style:writing-mode="lr-tb"/>
    </style:style>
    <style:style style:name="Table4.A" style:family="table-column">
      <style:table-column-properties style:column-width="1.6736in"/>
    </style:style>
    <style:style style:name="Table4.B" style:family="table-column">
      <style:table-column-properties style:column-width="4.9326in"/>
    </style:style>
    <style:style style:name="Table4.1" style:family="table-row">
      <style:table-row-properties style:keep-together="true" fo:keep-together="auto"/>
    </style:style>
    <style:style style:name="Table4.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194in" fo:padding-right="0.0194in" fo:padding-top="0in" fo:padding-bottom="0in" fo:border="0.0069in solid #000000" style:writing-mode="lr-tb"/>
    </style:style>
    <style:style style:name="Table5" style:family="table">
      <style:table-properties style:width="6.7278in" table:align="margins" style:writing-mode="lr-tb"/>
    </style:style>
    <style:style style:name="Table5.A" style:family="table-column">
      <style:table-column-properties style:column-width="2.2632in" style:rel-column-width="3342*"/>
    </style:style>
    <style:style style:name="Table5.B" style:family="table-column">
      <style:table-column-properties style:column-width="4.4646in" style:rel-column-width="6594*"/>
    </style:style>
    <style:style style:name="Table5.1" style:family="table-row">
      <style:table-row-properties style:keep-together="true" fo:keep-together="auto"/>
    </style:style>
    <style:style style:name="Table5.A1" style:family="table-cell">
      <style:table-cell-properties style:vertical-align="top" fo:background-color="#e6e6e6"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5.B1"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6" style:family="table">
      <style:table-properties style:width="6.7278in" table:align="margins" style:writing-mode="lr-tb"/>
    </style:style>
    <style:style style:name="Table6.A" style:family="table-column">
      <style:table-column-properties style:column-width="2.2632in" style:rel-column-width="3342*"/>
    </style:style>
    <style:style style:name="Table6.B" style:family="table-column">
      <style:table-column-properties style:column-width="4.4646in" style:rel-column-width="6594*"/>
    </style:style>
    <style:style style:name="Table6.1" style:family="table-row">
      <style:table-row-properties style:keep-together="true" fo:keep-together="auto"/>
    </style:style>
    <style:style style:name="Table6.A1" style:family="table-cell">
      <style:table-cell-properties style:vertical-align="top" fo:background-color="#e6e6e6"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6.B1"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7" style:family="table">
      <style:table-properties style:width="6.7278in" table:align="margins" style:writing-mode="lr-tb"/>
    </style:style>
    <style:style style:name="Table7.A" style:family="table-column">
      <style:table-column-properties style:column-width="2.2632in" style:rel-column-width="3342*"/>
    </style:style>
    <style:style style:name="Table7.B" style:family="table-column">
      <style:table-column-properties style:column-width="4.4646in" style:rel-column-width="6594*"/>
    </style:style>
    <style:style style:name="Table7.1" style:family="table-row">
      <style:table-row-properties style:keep-together="true" fo:keep-together="auto"/>
    </style:style>
    <style:style style:name="Table7.A1" style:family="table-cell">
      <style:table-cell-properties style:vertical-align="top" fo:background-color="#e6e6e6"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7.B1"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P1" style:family="paragraph" style:parent-style-name="Editor_27_s_20_comments">
      <style:text-properties fo:language="en" fo:country="GB"/>
    </style:style>
    <style:style style:name="P2" style:family="paragraph" style:parent-style-name="Editor_27_s_20_comments" style:list-style-name="WW8Num10">
      <style:text-properties fo:language="en" fo:country="GB"/>
    </style:style>
    <style:style style:name="P3" style:family="paragraph" style:parent-style-name="Reader_27_s_20_comments">
      <style:text-properties fo:language="en" fo:country="GB"/>
    </style:style>
    <style:style style:name="P4" style:family="paragraph" style:parent-style-name="Reader_27_s_20_comments">
      <style:paragraph-properties>
        <style:tab-stops>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ype="right"/>
        </style:tab-stops>
      </style:paragraph-properties>
      <style:text-properties fo:language="en" fo:country="GB"/>
    </style:style>
    <style:style style:name="P5" style:family="paragraph" style:parent-style-name="Reader_27_s_20_comments">
      <style:paragraph-properties>
        <style:tab-stops>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ype="right"/>
        </style:tab-stops>
      </style:paragraph-properties>
    </style:style>
    <style:style style:name="P6" style:family="paragraph" style:parent-style-name="Text_20_body">
      <style:text-properties fo:language="en" fo:country="GB"/>
    </style:style>
    <style:style style:name="P7" style:family="paragraph" style:parent-style-name="Standard">
      <style:text-properties fo:language="en" fo:country="GB"/>
    </style:style>
    <style:style style:name="P8" style:family="paragraph" style:parent-style-name="Standard">
      <style:paragraph-properties fo:text-align="end" style:justify-single-word="false"/>
      <style:text-properties fo:language="en" fo:country="GB"/>
    </style:style>
    <style:style style:name="P9" style:family="paragraph" style:parent-style-name="Standard" style:master-page-name="Standard">
      <style:paragraph-properties style:page-number="auto"/>
      <style:text-properties fo:language="en" fo:country="GB"/>
    </style:style>
    <style:style style:name="P10" style:family="paragraph" style:parent-style-name="Contents_20_1">
      <style:paragraph-properties>
        <style:tab-stops>
          <style:tab-stop style:position="0.4165in"/>
          <style:tab-stop style:position="6.4965in" style:type="right" style:leader-style="dotted" style:leader-text="."/>
        </style:tab-stops>
      </style:paragraph-properties>
      <style:text-properties fo:language="en" fo:country="GB"/>
    </style:style>
    <style:style style:name="P11" style:family="paragraph" style:parent-style-name="Contents_20_1">
      <style:paragraph-properties>
        <style:tab-stops>
          <style:tab-stop style:position="0.4165in"/>
          <style:tab-stop style:position="6.4965in" style:type="right" style:leader-style="dotted" style:leader-text="."/>
        </style:tab-stops>
      </style:paragraph-properties>
    </style:style>
    <style:style style:name="P12" style:family="paragraph" style:parent-style-name="Subtitle">
      <style:text-properties fo:language="en" fo:country="GB"/>
    </style:style>
    <style:style style:name="P13" style:family="paragraph" style:parent-style-name="Default_20_Text">
      <style:text-properties fo:language="en" fo:country="GB"/>
    </style:style>
    <style:style style:name="P14" style:family="paragraph" style:parent-style-name="Contents_20_2">
      <style:paragraph-properties>
        <style:tab-stops>
          <style:tab-stop style:position="0.5555in"/>
          <style:tab-stop style:position="6.4965in" style:type="right" style:leader-style="dotted" style:leader-text="."/>
        </style:tab-stops>
      </style:paragraph-properties>
    </style:style>
    <style:style style:name="P15" style:family="paragraph" style:parent-style-name="Contents_20_3">
      <style:paragraph-properties>
        <style:tab-stops>
          <style:tab-stop style:position="0.8335in"/>
          <style:tab-stop style:position="6.4965in" style:type="right" style:leader-style="dotted" style:leader-text="."/>
        </style:tab-stops>
      </style:paragraph-properties>
    </style:style>
    <style:style style:name="P16" style:family="paragraph" style:parent-style-name="Heading_20_2">
      <style:text-properties fo:language="en" fo:country="GB"/>
    </style:style>
    <style:style style:name="P17" style:family="paragraph" style:parent-style-name="Heading_20_2">
      <style:paragraph-properties fo:break-before="page">
        <style:tab-stops>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ype="right"/>
        </style:tab-stops>
      </style:paragraph-properties>
      <style:text-properties fo:language="en" fo:country="GB"/>
    </style:style>
    <style:style style:name="P18" style:family="paragraph" style:parent-style-name="Text_20_body_20_indent">
      <style:text-properties fo:language="en" fo:country="GB"/>
    </style:style>
    <style:style style:name="P19" style:family="paragraph" style:parent-style-name="Header">
      <style:paragraph-properties fo:padding="0in" fo:border="none"/>
    </style:style>
    <style:style style:name="P20" style:family="paragraph" style:parent-style-name="Header">
      <style:paragraph-properties fo:margin-left="0.9846in" fo:margin-right="0.9839in" fo:text-align="center" style:justify-single-word="false" fo:text-indent="0in" style:auto-text-indent="false" fo:padding="0in" fo:border="none">
        <style:tab-stops/>
      </style:paragraph-properties>
    </style:style>
    <style:style style:name="P21" style:family="paragraph" style:parent-style-name="Header">
      <style:paragraph-properties fo:margin-left="0in" fo:margin-right="-0.0008in" fo:text-indent="0.9846in" style:auto-text-indent="false"/>
      <style:text-properties fo:font-size="12pt" fo:font-weight="bold" style:font-size-asian="12pt" style:font-weight-asian="bold"/>
    </style:style>
    <style:style style:name="P22" style:family="paragraph" style:parent-style-name="Footer">
      <style:paragraph-properties>
        <style:tab-stops>
          <style:tab-stop style:position="0.8862in"/>
          <style:tab-stop style:position="6.7291in" style:type="right"/>
        </style:tab-stops>
      </style:paragraph-properties>
    </style:style>
    <style:style style:name="P23" style:family="paragraph" style:parent-style-name="Heading_20_3">
      <style:text-properties fo:language="en" fo:country="GB"/>
    </style:style>
    <style:style style:name="P24" style:family="paragraph" style:parent-style-name="Heading_20_B">
      <style:paragraph-properties fo:margin-left="0in" fo:margin-right="0in" fo:text-indent="0in" style:auto-text-indent="false"/>
      <style:text-properties fo:language="en" fo:country="GB"/>
    </style:style>
    <style:style style:name="P25" style:family="paragraph" style:parent-style-name="Heading_20_A">
      <style:paragraph-properties fo:margin-left="0in" fo:margin-right="0in" fo:text-indent="0in" style:auto-text-indent="false"/>
      <style:text-properties fo:language="en" fo:country="GB"/>
    </style:style>
    <style:style style:name="P26" style:family="paragraph" style:parent-style-name="Table_20_Text">
      <style:text-properties fo:language="en" fo:country="GB"/>
    </style:style>
    <style:style style:name="P27" style:family="paragraph" style:parent-style-name="Table_20_Text">
      <style:paragraph-properties fo:text-align="center" style:justify-single-word="false"/>
      <style:text-properties fo:language="en" fo:country="GB"/>
    </style:style>
    <style:style style:name="P28" style:family="paragraph" style:parent-style-name="Table_20_Text">
      <style:paragraph-properties style:snap-to-layout-grid="false"/>
      <style:text-properties fo:language="en" fo:country="GB"/>
    </style:style>
    <style:style style:name="P29" style:family="paragraph" style:parent-style-name="Table_20_Text">
      <style:text-properties fo:language="en" fo:country="GB" fo:font-weight="bold" style:font-weight-asian="bold"/>
    </style:style>
    <style:style style:name="P30" style:family="paragraph" style:parent-style-name="Heading_20_1">
      <style:text-properties fo:language="en" fo:country="GB"/>
    </style:style>
    <style:style style:name="P31" style:family="paragraph" style:parent-style-name="Title">
      <style:text-properties fo:language="en" fo:country="GB"/>
    </style:style>
    <style:style style:name="T1" style:family="text">
      <style:text-properties fo:language="en" fo:country="GB"/>
    </style:style>
    <style:style style:name="T2" style:family="text">
      <style:text-properties fo:language="en" fo:country="GB" style:language-asian="none" style:country-asian="none" style:font-size-complex="14pt"/>
    </style:style>
    <style:style style:name="T3" style:family="text">
      <style:text-properties fo:language="en" fo:country="GB" style:language-asian="none" style:country-asian="none" style:font-size-complex="18pt"/>
    </style:style>
    <style:style style:name="T4" style:family="text">
      <style:text-properties fo:font-style="italic" style:font-style-asian="italic" style:font-style-complex="italic"/>
    </style:style>
    <style:style style:name="T5" style:family="text">
      <style:text-properties fo:color="#0000ff" fo:language="en" fo:country="GB" fo:font-style="italic" style:font-style-asian="italic"/>
    </style:style>
    <style:style style:name="T6" style:family="text">
      <style:text-properties style:language-asian="none" style:country-asian="none" style:font-size-complex="18pt"/>
    </style:style>
    <style:style style:name="T7" style:family="text">
      <style:text-properties style:font-name="Times New Roman" fo:language="none" fo:country="none" style:language-asian="none" style:country-asian="none" style:font-name-complex="Times New Roman" style:font-size-complex="12pt"/>
    </style:style>
    <style:style style:name="T8" style:family="text">
      <style:text-properties style:font-name="Times New Roman" fo:font-size="12pt" fo:language="none" fo:country="none" style:font-size-asian="12pt" style:language-asian="none" style:country-asian="none" style:font-name-complex="Times New Roman" style:font-size-complex="12pt"/>
    </style:style>
    <style:style style:name="T9" style:family="text">
      <style:text-properties fo:language="none" fo:country="none" style:language-asian="none" style:country-asian="none"/>
    </style:style>
    <style:style style:name="T10" style:family="text">
      <style:text-properties fo:color="#000000"/>
    </style:style>
    <style:style style:name="T11" style:family="text">
      <style:text-properties fo:color="#000000" fo:language="en" fo:country="GB"/>
    </style:style>
    <style:style style:name="T12" style:family="text"/>
    <style:style style:name="fr1" style:family="graphic" style:parent-style-name="Frame">
      <style:graphic-properties fo:margin-left="0in" fo:margin-right="0.098in"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right" style:horizontal-rel="paragraph"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in" fo:margin-right="0in" style:vertical-pos="top" style:vertical-rel="baseline" fo:padding="0.0102in" fo:border="none" style:mirror="none" fo:clip="rect(0in, 0in, -0.0028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31"/>
      <text:p text:style-name="P31"/>
      <text:p text:style-name="P31"/>
      <text:p text:style-name="P31"/>
      <text:p text:style-name="P31"/>
      <text:p text:style-name="P31"/>
      <text:p text:style-name="P31"><text:bookmark-ref text:reference-format="text" text:ref-name="prop_Subject">APP 011 - System Context</text:bookmark-ref></text:p>
      <text:p text:style-name="P31"><text:bookmark-ref text:reference-format="text" text:ref-name="prop_Text1"/></text:p>
      <text:p text:style-name="P31"><text:bookmark-ref text:reference-format="text" text:ref-name="prop_Text2"/></text:p>
      <text:p text:style-name="P31"/>
      <text:p text:style-name="P12"/>
      <text:p text:style-name="P12"/>
      <text:p text:style-name="P12"/>
      <text:p text:style-name="P12"/>
      <text:p text:style-name="P12"/>
      <text:p text:style-name="P12"/>
      <text:p text:style-name="P12"/>
      <text:p text:style-name="P12"/>
      <text:p text:style-name="P12"><text:bookmark-start text:name="LAuthor"/>Author:<text:bookmark-end text:name="LAuthor"/> <text:bookmark-start text:name="prop_Author"/>IBM<text:bookmark-end text:name="prop_Author"/></text:p>
      <text:p text:style-name="P12"><text:bookmark-ref text:reference-format="text" text:ref-name="LOwner">Owner:</text:bookmark-ref> <text:bookmark-ref text:reference-format="text" text:ref-name="prop_Owner">IBM</text:bookmark-ref></text:p>
      <text:p text:style-name="P12"><text:bookmark text:name="LCustomer"/><text:s/><text:bookmark text:name="prop_Customer"/></text:p>
      <text:p text:style-name="P8"/>
      <text:p text:style-name="P8"/>
      <text:p text:style-name="P8"/>
      <text:p text:style-name="P8"/>
      <text:p text:style-name="P8"><text:bookmark-ref text:reference-format="text" text:ref-name="prop_SecCust"/><text:bookmark-ref text:reference-format="text" text:ref-name="prop_SecAnd"/><text:bookmark-ref text:reference-format="text" text:ref-name="prop_SecComp"/></text:p>
      <text:p text:style-name="P8"/>
      <text:p text:style-name="P25"><text:bookmark-start text:name="TDocumentHistory"/>Document History<text:bookmark-end text:name="TDocumentHistory"/></text:p>
      <text:p text:style-name="P24"><text:bookmark-start text:name="TDocumentLocation"/>Document Location<text:bookmark-end text:name="TDocumentLocation"/></text:p>
      <text:p text:style-name="P6"><text:bookmark-start text:name="TDocumentValid"/>This is a snapshot of an on-line document. Paper copies are valid only on the day they are printed. Refer to the author if you are in any doubt about the currency of this document.<text:bookmark-end text:name="TDocumentValid"/></text:p>
      <text:p text:style-name="P24"><text:bookmark-start text:name="TRevisionHistory"/>Revision History<text:bookmark-end text:name="TRevisionHistory"/></text:p>
      <table:table table:name="Table1" table:style-name="Table1">
        <table:table-column table:style-name="Table1.A"/>
        <table:table-column table:style-name="Table1.B"/>
        <table:table-row table:style-name="Table1.1">
          <table:table-cell table:style-name="Table1.A1" office:value-type="string">
            <text:p text:style-name="P26"><text:bookmark-start text:name="TDateOfThisRevision"/>Date of this revision<text:bookmark-end text:name="TDateOfThisRevision"/>: <text:bookmark-ref text:reference-format="text" text:ref-name="prop_Date">08-26-2004</text:bookmark-ref></text:p>
          </table:table-cell>
          <table:table-cell table:style-name="Table1.B1" office:value-type="string">
            <text:p text:style-name="Table_20_Text"><text:bookmark-start text:name="TDateOfNextRevision"/><text:span text:style-name="T1">Date of next revision</text:span><text:bookmark-end text:name="TDateOfNextRevision"/><text:span text:style-name="T1"> <text:s text:c="3"/></text:span><text:span text:style-name="T5">(date)</text:span></text:p>
          </table:table-cell>
        </table:table-row>
      </table:table>
      <text:p text:style-name="P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6"><text:bookmark-start text:name="TRevisionNumber"/>Revision Number<text:bookmark-end text:name="TRevisionNumber"/></text:p>
          </table:table-cell>
          <table:table-cell table:style-name="Table2.A1" office:value-type="string">
            <text:p text:style-name="P26"><text:bookmark-start text:name="TRevisionDate"/>Revision Date<text:bookmark-end text:name="TRevisionDate"/></text:p>
          </table:table-cell>
          <table:table-cell table:style-name="Table2.A1" office:value-type="string">
            <text:p text:style-name="P26"><text:bookmark-start text:name="TSummaryOfChanges"/>Summary of Changes<text:bookmark-end text:name="TSummaryOfChanges"/></text:p>
          </table:table-cell>
          <table:table-cell table:style-name="Table2.D1" office:value-type="string">
            <text:p text:style-name="P26"><text:bookmark-start text:name="TChangesMarked"/>Changes marked<text:bookmark-end text:name="TChangesMarked"/></text:p>
          </table:table-cell>
        </table:table-row>
        <table:table-row table:style-name="Table2.1">
          <table:table-cell table:style-name="Table2.A1" office:value-type="string">
            <text:p text:style-name="P27">(#)</text:p>
          </table:table-cell>
          <table:table-cell table:style-name="Table2.A1" office:value-type="string">
            <text:p text:style-name="P27">(-)</text:p>
          </table:table-cell>
          <table:table-cell table:style-name="Table2.A1" office:value-type="string">
            <text:p text:style-name="P26">(Describe change)</text:p>
          </table:table-cell>
          <table:table-cell table:style-name="Table2.D1" office:value-type="string">
            <text:p text:style-name="P27">(N)</text:p>
          </table:table-cell>
        </table:table-row>
      </table:table>
      <text:p text:style-name="P24"><text:bookmark-start text:name="TApprovals"/>Approvals<text:bookmark-end text:name="TApprovals"/></text:p>
      <text:p text:style-name="P6"><text:bookmark-start text:name="TRequiredApprovals"/>This document requires following approvals. Signed approval forms are filed in the Quality section of the PCB.<text:bookmark-end text:name="TRequiredApprovals"/></text:p>
      <table:table table:name="Table3" table:style-name="Table3">
        <table:table-column table:style-name="Table3.A"/>
        <table:table-column table:style-name="Table3.B"/>
        <table:table-row table:style-name="Table3.1">
          <table:table-cell table:style-name="Table3.A1" office:value-type="string">
            <text:p text:style-name="P26"><text:bookmark-start text:name="TName"/>Name<text:bookmark-end text:name="TName"/></text:p>
          </table:table-cell>
          <table:table-cell table:style-name="Table3.B1" office:value-type="string">
            <text:p text:style-name="P26"><text:bookmark-start text:name="TTitle"/>Title<text:bookmark-end text:name="TTitle"/></text:p>
          </table:table-cell>
        </table:table-row>
        <table:table-row table:style-name="Table3.1">
          <table:table-cell table:style-name="Table3.A1" office:value-type="string">
            <text:p text:style-name="P18">(name)</text:p>
          </table:table-cell>
          <table:table-cell table:style-name="Table3.B1" office:value-type="string">
            <text:p text:style-name="P18">(title)</text:p>
          </table:table-cell>
        </table:table-row>
      </table:table>
      <text:p text:style-name="P24"><text:bookmark-start text:name="TDistribution"/>Distribution<text:bookmark-end text:name="TDistribution"/></text:p>
      <text:p text:style-name="P6"><text:bookmark-start text:name="THasBeenDistributedTo"/>This document has been distributed to<text:bookmark-end text:name="THasBeenDistributedTo"/></text:p>
      <table:table table:name="Table4" table:style-name="Table4">
        <table:table-column table:style-name="Table4.A"/>
        <table:table-column table:style-name="Table4.B"/>
        <table:table-row table:style-name="Table4.1">
          <table:table-cell table:style-name="Table4.A1" office:value-type="string">
            <text:p text:style-name="P28"><text:bookmark-ref text:reference-format="text" text:ref-name="TName">Name</text:bookmark-ref></text:p>
          </table:table-cell>
          <table:table-cell table:style-name="Table4.B1" office:value-type="string">
            <text:p text:style-name="P28"><text:bookmark-ref text:reference-format="text" text:ref-name="TTitle">Title</text:bookmark-ref></text:p>
          </table:table-cell>
        </table:table-row>
        <table:table-row table:style-name="Table4.1">
          <table:table-cell table:style-name="Table4.A1" office:value-type="string">
            <text:p text:style-name="P18">(name)</text:p>
          </table:table-cell>
          <table:table-cell table:style-name="Table4.B1" office:value-type="string">
            <text:p text:style-name="P18">(title)</text:p>
          </table:table-cell>
        </table:table-row>
      </table:table>
      <text:p text:style-name="P25"><text:bookmark-start text:name="TContents"/>Contents<text:bookmark-end text:name="T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49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496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496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4965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4965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496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4965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4965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4965in" style:leader-char="." style:with-tab="false"/>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5.1563in" style:leader-char="." style:with-tab="false"/>
          </text:table-of-content-entry-template>
        </text:table-of-content-source>
        <text:index-body>
          <text:p text:style-name="P10"><text:span text:style-name="T6">1.</text:span><text:span text:style-name="T7"><text:tab/></text:span><text:span text:style-name="T6">Introduction</text:span><text:span text:style-name="T9"><text:tab/></text:span><text:a xlink:type="simple" xlink:href="#__RefHeading___Toc121136314" text:style-name="Index_20_Link" text:visited-style-name="Index_20_Link"><text:span text:style-name="T9">4</text:span></text:a></text:p>
          <text:p text:style-name="P14"><text:span text:style-name="T2">1.1</text:span><text:span text:style-name="T8"><text:tab/></text:span><text:span text:style-name="T2">Identification</text:span><text:span text:style-name="T9"><text:tab/></text:span><text:a xlink:type="simple" xlink:href="#__RefHeading___Toc121136315" text:style-name="Index_20_Link" text:visited-style-name="Index_20_Link"><text:span text:style-name="T9">4</text:span></text:a></text:p>
          <text:p text:style-name="P14"><text:span text:style-name="T2">1.2</text:span><text:span text:style-name="T8"><text:tab/></text:span><text:span text:style-name="T2">References</text:span><text:span text:style-name="T9"><text:tab/></text:span><text:a xlink:type="simple" xlink:href="#__RefHeading___Toc121136316" text:style-name="Index_20_Link" text:visited-style-name="Index_20_Link"><text:span text:style-name="T9">4</text:span></text:a></text:p>
          <text:p text:style-name="P14"><text:span text:style-name="T2">1.3</text:span><text:span text:style-name="T8"><text:tab/></text:span><text:span text:style-name="T2">Notation</text:span><text:span text:style-name="T9"><text:tab/></text:span><text:a xlink:type="simple" xlink:href="#__RefHeading___Toc121136317" text:style-name="Index_20_Link" text:visited-style-name="Index_20_Link"><text:span text:style-name="T9">4</text:span></text:a></text:p>
          <text:p text:style-name="P11"><text:span text:style-name="T3">2.</text:span><text:span text:style-name="T7"><text:tab/></text:span><text:span text:style-name="T3">System Context</text:span><text:span text:style-name="T9"><text:tab/></text:span><text:a xlink:type="simple" xlink:href="#__RefHeading___Toc121136318" text:style-name="Index_20_Link" text:visited-style-name="Index_20_Link"><text:span text:style-name="T9">5</text:span></text:a></text:p>
          <text:p text:style-name="P14"><text:span text:style-name="T2">2.1</text:span><text:span text:style-name="T8"><text:tab/></text:span><text:span text:style-name="T2">Diagram</text:span><text:span text:style-name="T9"><text:tab/></text:span><text:a xlink:type="simple" xlink:href="#__RefHeading___Toc121136319" text:style-name="Index_20_Link" text:visited-style-name="Index_20_Link"><text:span text:style-name="T9">5</text:span></text:a></text:p>
          <text:p text:style-name="P14"><text:span text:style-name="T2">2.2</text:span><text:span text:style-name="T8"><text:tab/></text:span><text:span text:style-name="T2">External Entities</text:span><text:span text:style-name="T9"><text:tab/></text:span><text:a xlink:type="simple" xlink:href="#__RefHeading___Toc121136320" text:style-name="Index_20_Link" text:visited-style-name="Index_20_Link"><text:span text:style-name="T9">6</text:span></text:a></text:p>
          <text:p text:style-name="P15"><text:span text:style-name="T2">2.2.1</text:span><text:span text:style-name="T8"><text:tab/></text:span><text:span text:style-name="T2">&lt;external entity identifier from diagram&gt;</text:span><text:span text:style-name="T9"><text:tab/></text:span><text:a xlink:type="simple" xlink:href="#__RefHeading___Toc121136321" text:style-name="Index_20_Link" text:visited-style-name="Index_20_Link"><text:span text:style-name="T9">6</text:span></text:a></text:p>
          <text:p text:style-name="P15"><text:span text:style-name="T2">2.2.2</text:span><text:span text:style-name="T8"><text:tab/></text:span><text:span text:style-name="T2">&lt;external entity identifier from diagram&gt;</text:span><text:span text:style-name="T9"><text:tab/></text:span><text:a xlink:type="simple" xlink:href="#__RefHeading___Toc121136322" text:style-name="Index_20_Link" text:visited-style-name="Index_20_Link"><text:span text:style-name="T9">6</text:span></text:a></text:p>
          <text:p text:style-name="P14"><text:span text:style-name="T2">2.3</text:span><text:span text:style-name="T8"><text:tab/></text:span><text:span text:style-name="T2">Information Flows</text:span><text:span text:style-name="T9"><text:tab/></text:span><text:a xlink:type="simple" xlink:href="#__RefHeading___Toc121136323" text:style-name="Index_20_Link" text:visited-style-name="Index_20_Link"><text:span text:style-name="T9">6</text:span></text:a></text:p>
          <text:p text:style-name="P15"><text:span text:style-name="T2">2.3.1</text:span><text:span text:style-name="T8"><text:tab/></text:span><text:span text:style-name="T2">&lt;information flow identifier from diagram&gt;</text:span><text:span text:style-name="T9"><text:tab/></text:span><text:a xlink:type="simple" xlink:href="#__RefHeading___Toc121136324" text:style-name="Index_20_Link" text:visited-style-name="Index_20_Link"><text:span text:style-name="T9">6</text:span></text:a></text:p>
          <text:p text:style-name="P15"><text:span text:style-name="T2">2.3.2</text:span><text:span text:style-name="T8"><text:tab/></text:span><text:span text:style-name="T2">&lt;information flow identifier from diagram&gt;</text:span><text:span text:style-name="T9"><text:tab/></text:span><text:a xlink:type="simple" xlink:href="#__RefHeading___Toc121136325" text:style-name="Index_20_Link" text:visited-style-name="Index_20_Link"><text:span text:style-name="T9">6</text:span></text:a></text:p>
          <text:p text:style-name="P14"><text:span text:style-name="T2">2.4</text:span><text:span text:style-name="T8"><text:tab/></text:span><text:span text:style-name="T2">Control Flows</text:span><text:span text:style-name="T9"><text:tab/></text:span><text:a xlink:type="simple" xlink:href="#__RefHeading___Toc121136326" text:style-name="Index_20_Link" text:visited-style-name="Index_20_Link"><text:span text:style-name="T9">6</text:span></text:a></text:p>
          <text:p text:style-name="P15"><text:span text:style-name="T2">2.4.1</text:span><text:span text:style-name="T8"><text:tab/></text:span><text:span text:style-name="T2">&lt;control flow identifier from diagram&gt;</text:span><text:span text:style-name="T9"><text:tab/></text:span><text:a xlink:type="simple" xlink:href="#__RefHeading___Toc121136327" text:style-name="Index_20_Link" text:visited-style-name="Index_20_Link"><text:span text:style-name="T9">6</text:span></text:a></text:p>
          <text:p text:style-name="P15"><text:span text:style-name="T2">2.4.2</text:span><text:span text:style-name="T8"><text:tab/></text:span><text:span text:style-name="T2">&lt;control flow identifier from diagram&gt;</text:span><text:span text:style-name="T9"><text:tab/></text:span><text:a xlink:type="simple" xlink:href="#__RefHeading___Toc121136328" text:style-name="Index_20_Link" text:visited-style-name="Index_20_Link"><text:span text:style-name="T9">7</text:span></text:a></text:p>
        </text:index-body>
      </text:table-of-content>
      <text:h text:style-name="P30" text:outline-level="1"><text:bookmark-start text:name="__RefHeading___Toc121136314"/><text:bookmark text:name="INSERT_HERE"/>Introduction<text:bookmark-end text:name="__RefHeading___Toc121136314"/></text:h>
      <text:p text:style-name="P1">Please note that:</text:p>
      <text:list xml:id="list3588463868449982196" text:style-name="WW8Num10">
        <text:list-item>
          <text:p text:style-name="P2">Text in the “Editor’s comments” style (such as this) provides guidance to the editor, in conjunction with the corresponding work product description, and should be removed from the published version of the document.</text:p>
        </text:list-item>
        <text:list-item>
          <text:p text:style-name="P2">The “Reader’s comments” style (in purple) provides guidance for the (client) reader and should be modified as appropriate by the editor to reflect any customization of the template.</text:p>
        </text:list-item>
        <text:list-item>
          <text:p text:style-name="P2">The “Normal” style (in black) should be used by the editor when adding the text describing the (sub)system appropriate for this work product.</text:p>
        </text:list-item>
      </text:list>
      <text:p text:style-name="P1">When using this template, refer to the Global Services Method work product description “APP 011 System Context”.</text:p>
      <text:p text:style-name="P3">This chapter identifies the document and the (sub)system to which it relates, describes the contents of the document, and states its purpose.</text:p>
      <text:h text:style-name="P16" text:outline-level="2"><text:bookmark-start text:name="__RefHeading___Toc121136315"/>Identification<text:bookmark-end text:name="__RefHeading___Toc121136315"/></text:h>
      <text:p text:style-name="P5"><text:span text:style-name="T1">This document describes the system context for </text:span><text:span text:style-name="T1"><text:bookmark-ref text:reference-format="text" text:ref-name="prop_Text2"/></text:span><text:span text:style-name="T1">.</text:span></text:p>
      <text:p text:style-name="P1">Via the IBM menu, Edit the Document Information, enter the name of the (sub)system being described into the field “Text 2”, and press the “Update” button.</text:p>
      <text:h text:style-name="P16" text:outline-level="2"><text:bookmark-start text:name="__RefHeading___Toc121136316"/>References<text:bookmark-end text:name="__RefHeading___Toc121136316"/></text:h>
      <text:p text:style-name="P3">This document is based on and refers to the following documents:</text:p>
      <text:p text:style-name="P13">[&lt;no.&gt;]<text:tab/>&lt;author&gt;, &lt;title&gt;, &lt;reference&gt;, &lt;version no.&gt;, &lt;date&gt;{,&lt;pages&gt;}</text:p>
      <text:p text:style-name="P1">where items in {} are optional.</text:p>
      <text:p text:style-name="P1">e.g.,</text:p>
      <text:p text:style-name="P1">[1]<text:tab/>IBM Global Services, "Component Model for HAL", igtrpmaa.doc, V1.0.0A, 19/02/2001. </text:p>
      <text:p text:style-name="P1">Then in the body of the text refer to the document by: Reference [1].</text:p>
      <text:h text:style-name="P16" text:outline-level="2"><text:bookmark-start text:name="__RefHeading___Toc121136317"/>Notation<text:bookmark-end text:name="__RefHeading___Toc121136317"/></text:h>
      <text:p text:style-name="P1">This section is optional. <text:s/>If appropriate describe any notation used in the document.</text:p>
      <text:p text:style-name="P3">&lt;Notation&gt;</text:p>
      <text:h text:style-name="P30" text:outline-level="1"><text:bookmark-start text:name="__RefHeading___Toc121136318"/>System Context<text:bookmark-end text:name="__RefHeading___Toc121136318"/></text:h>
      <text:p text:style-name="P4">This chapter describes the context of the system.</text:p>
      <text:h text:style-name="P16" text:outline-level="2"><text:bookmark-start text:name="__RefHeading___Toc121136319"/>Diagram<text:bookmark-end text:name="__RefHeading___Toc121136319"/></text:h>
      <text:p text:style-name="P4">The context diagram shows the entire system represented as a single object or process, and identifies its interfaces with external entities of the system.</text:p>
      <text:p text:style-name="P5"><text:span text:style-name="T11"><text:s text:c="2"/></text:span><text:span text:style-name="T1"><text:s text:c="6"/></text:span><text:span text:style-name="T1"><draw:frame draw:style-name="fr3" draw:name="graphics1" text:anchor-type="as-char" svg:width="5.5in" svg:height="3.6484in" draw:z-index="0"><draw:image xlink:href="Pictures/200000B00000AA880000712CB8274E97.wmf" xlink:type="simple" xlink:show="embed" xlink:actuate="onLoad"/></draw:frame></text:span></text:p>
      <text:h text:style-name="P17" text:outline-level="2"><text:bookmark-start text:name="__RefHeading___Toc121136320"/>External Entities<text:bookmark-end text:name="__RefHeading___Toc121136320"/></text:h>
      <text:p text:style-name="P4">This paragraph documents the characteristics of each external entity of the system (in alphabetic and/or numeric sequence).</text:p>
      <text:h text:style-name="P23" text:outline-level="3"><text:bookmark-start text:name="__RefHeading___Toc121136321"/>&lt;external entity identifier from diagram&gt;<text:bookmark-end text:name="__RefHeading___Toc121136321"/></text:h>
      <table:table table:name="Table5" table:style-name="Table5">
        <table:table-column table:style-name="Table5.A"/>
        <table:table-column table:style-name="Table5.B"/>
        <table:table-row table:style-name="Table5.1">
          <table:table-cell table:style-name="Table5.A1" office:value-type="string">
            <text:p text:style-name="P29">Description</text:p>
          </table:table-cell>
          <table:table-cell table:style-name="Table5.B1" office:value-type="string">
            <text:p text:style-name="P28"/>
          </table:table-cell>
        </table:table-row>
        <table:table-row table:style-name="Table5.1">
          <table:table-cell table:style-name="Table5.A1" office:value-type="string">
            <text:p text:style-name="P29">Type</text:p>
          </table:table-cell>
          <table:table-cell table:style-name="Table5.B1" office:value-type="string">
            <text:p text:style-name="P28"/>
          </table:table-cell>
        </table:table-row>
        <table:table-row table:style-name="Table5.1">
          <table:table-cell table:style-name="Table5.A1" office:value-type="string">
            <text:p text:style-name="P29">Owner</text:p>
          </table:table-cell>
          <table:table-cell table:style-name="Table5.B1" office:value-type="string">
            <text:p text:style-name="P28"/>
          </table:table-cell>
        </table:table-row>
      </table:table>
      <text:h text:style-name="P23" text:outline-level="3"><text:bookmark-start text:name="__RefHeading___Toc121136322"/>&lt;external entity identifier from diagram&gt;<text:bookmark-end text:name="__RefHeading___Toc121136322"/></text:h>
      <text:p text:style-name="P1">Repeat the previous paragraph for each external entity in the diagram.</text:p>
      <text:h text:style-name="P16" text:outline-level="2"><text:bookmark-start text:name="__RefHeading___Toc121136323"/>Information Flows<text:bookmark-end text:name="__RefHeading___Toc121136323"/></text:h>
      <text:p text:style-name="P4">This paragraph documents the characteristics of each information flow that crosses the system boundary (in alphabetic and/or numeric sequence).</text:p>
      <text:h text:style-name="P23" text:outline-level="3"><text:bookmark-start text:name="__RefHeading___Toc121136324"/>&lt;information flow identifier from diagram&gt;<text:bookmark-end text:name="__RefHeading___Toc121136324"/></text:h>
      <table:table table:name="Table6" table:style-name="Table6">
        <table:table-column table:style-name="Table6.A"/>
        <table:table-column table:style-name="Table6.B"/>
        <table:table-row table:style-name="Table6.1">
          <table:table-cell table:style-name="Table6.A1" office:value-type="string">
            <text:p text:style-name="P29">Description</text:p>
          </table:table-cell>
          <table:table-cell table:style-name="Table6.B1" office:value-type="string">
            <text:p text:style-name="P28"/>
          </table:table-cell>
        </table:table-row>
        <table:table-row table:style-name="Table6.1">
          <table:table-cell table:style-name="Table6.A1" office:value-type="string">
            <text:p text:style-name="P29">Number of users</text:p>
          </table:table-cell>
          <table:table-cell table:style-name="Table6.B1" office:value-type="string">
            <text:p text:style-name="P28"/>
          </table:table-cell>
        </table:table-row>
        <table:table-row table:style-name="Table6.1">
          <table:table-cell table:style-name="Table6.A1" office:value-type="string">
            <text:p text:style-name="P29">Number of transactions</text:p>
          </table:table-cell>
          <table:table-cell table:style-name="Table6.B1" office:value-type="string">
            <text:p text:style-name="P28"/>
          </table:table-cell>
        </table:table-row>
        <table:table-row table:style-name="Table6.1">
          <table:table-cell table:style-name="Table6.A1" office:value-type="string">
            <text:p text:style-name="P29">Frequency of transactions</text:p>
          </table:table-cell>
          <table:table-cell table:style-name="Table6.B1" office:value-type="string">
            <text:p text:style-name="P28"/>
          </table:table-cell>
        </table:table-row>
        <table:table-row table:style-name="Table6.1">
          <table:table-cell table:style-name="Table6.A1" office:value-type="string">
            <text:p text:style-name="P29">Volume of data </text:p>
          </table:table-cell>
          <table:table-cell table:style-name="Table6.B1" office:value-type="string">
            <text:p text:style-name="P28"/>
          </table:table-cell>
        </table:table-row>
      </table:table>
      <text:h text:style-name="P23" text:outline-level="3"><text:bookmark-start text:name="__RefHeading___Toc121136325"/>&lt;information flow identifier from diagram&gt;<text:bookmark-end text:name="__RefHeading___Toc121136325"/></text:h>
      <text:p text:style-name="P1">Repeat the previous paragraph for each information flow in the diagram.</text:p>
      <text:h text:style-name="P16" text:outline-level="2"><text:bookmark-start text:name="__RefHeading___Toc121136326"/>Control Flows<text:bookmark-end text:name="__RefHeading___Toc121136326"/></text:h>
      <text:p text:style-name="P4">This paragraph documents the characteristics of each control flow that crosses the system boundary (in alphabetic and/or numeric sequence).</text:p>
      <text:h text:style-name="P23" text:outline-level="3"><text:bookmark-start text:name="__RefHeading___Toc121136327"/>&lt;control flow identifier from diagram&gt;<text:bookmark-end text:name="__RefHeading___Toc121136327"/></text:h>
      <table:table table:name="Table7" table:style-name="Table7">
        <table:table-column table:style-name="Table7.A"/>
        <table:table-column table:style-name="Table7.B"/>
        <table:table-row table:style-name="Table7.1">
          <table:table-cell table:style-name="Table7.A1" office:value-type="string">
            <text:p text:style-name="P29">Description</text:p>
          </table:table-cell>
          <table:table-cell table:style-name="Table7.B1" office:value-type="string">
            <text:p text:style-name="P28"/>
          </table:table-cell>
        </table:table-row>
        <table:table-row table:style-name="Table7.1">
          <table:table-cell table:style-name="Table7.A1" office:value-type="string">
            <text:p text:style-name="P29">Number of users</text:p>
          </table:table-cell>
          <table:table-cell table:style-name="Table7.B1" office:value-type="string">
            <text:p text:style-name="P28"/>
          </table:table-cell>
        </table:table-row>
        <table:table-row table:style-name="Table7.1">
          <table:table-cell table:style-name="Table7.A1" office:value-type="string">
            <text:p text:style-name="P29">Number of transactions</text:p>
          </table:table-cell>
          <table:table-cell table:style-name="Table7.B1" office:value-type="string">
            <text:p text:style-name="P28"/>
          </table:table-cell>
        </table:table-row>
        <table:table-row table:style-name="Table7.1">
          <table:table-cell table:style-name="Table7.A1" office:value-type="string">
            <text:p text:style-name="P29">Frequency of transactions</text:p>
          </table:table-cell>
          <table:table-cell table:style-name="Table7.B1" office:value-type="string">
            <text:p text:style-name="P28"/>
          </table:table-cell>
        </table:table-row>
        <text:soft-page-break/>
        <table:table-row table:style-name="Table7.1">
          <table:table-cell table:style-name="Table7.A1" office:value-type="string">
            <text:p text:style-name="P29">Volume of data </text:p>
          </table:table-cell>
          <table:table-cell table:style-name="Table7.B1" office:value-type="string">
            <text:p text:style-name="P28"/>
          </table:table-cell>
        </table:table-row>
      </table:table>
      <text:h text:style-name="P23" text:outline-level="3"><text:bookmark-start text:name="__RefHeading___Toc121136328"/>&lt;control flow identifier from diagram&gt;<text:bookmark-end text:name="__RefHeading___Toc121136328"/></text:h>
      <text:p text:style-name="P1">Repeat the previous paragraph for each control flow in the diagram.</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otusWP Type" svg:font-family="'LotusWP 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text-autospace="none" style:punctuation-wrap="simple" style:vertical-align="baseline" style:writing-mode="lr-tb"/>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1492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100%" fo:margin-left="0.4528in" fo:margin-right="0in" fo:margin-top="0.0984in" fo:margin-bottom="0.0783in" fo:keep-together="always" fo:text-indent="-0.4528in" style:auto-text-indent="false" fo:break-before="page" fo:padding-left="0in" fo:padding-right="0in" fo:padding-top="0.0138in" fo:padding-bottom="0in" fo:border-left="none" fo:border-right="none" fo:border-top="0.0346in solid #000000" fo:border-bottom="none"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100%" fo:margin-left="0.4528in" fo:margin-right="0in" fo:margin-top="0.2953in" fo:margin-bottom="0.0783in" fo:text-indent="-0.4528in" style:auto-text-indent="false" fo:padding-left="0in" fo:padding-right="0in" fo:padding-top="0.0138in" fo:padding-bottom="0in" fo:border-left="none" fo:border-right="none" fo:border-top="0.0071in solid #000000" fo:border-bottom="non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100%" fo:margin-left="0.5516in" fo:margin-right="0in" fo:margin-top="0.2953in" fo:margin-bottom="0.0783in" fo:text-indent="-0.5516in" style:auto-text-indent="false" fo:keep-with-next="always"/>
      <style:text-properties fo:font-size="14pt" fo:font-style="italic" fo:font-weight="bold" style:font-size-asian="14pt" style:font-style-asian="italic"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2pt" fo:font-weight="bold" style:font-size-asian="12pt" style:font-weight-asian="bold" style:font-style-complex="italic"/>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1pt" fo:language="da" fo:country="DK"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language="da" fo:country="DK"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fo:font-size="9pt" fo:font-style="italic" style:font-size-asian="9pt" style:font-style-asian="italic"/>
    </style:style>
    <style:style style:name="Header" style:family="paragraph" style:parent-style-name="Standard" style:class="extra">
      <style:paragraph-properties fo:padding-left="0in" fo:padding-right="0in" fo:padding-top="0in" fo:padding-bottom="0.0417in" fo:border-left="none" fo:border-right="none" fo:border-top="none" fo:border-bottom="0.0071in solid #000000">
        <style:tab-stops>
          <style:tab-stop style:position="3.2484in" style:type="center"/>
        </style:tab-stops>
      </style:paragraph-properties>
    </style:style>
    <style:style style:name="Footer" style:family="paragraph" style:parent-style-name="Standard" style:class="extra">
      <style:paragraph-properties fo:margin-top="0in" fo:margin-bottom="0in" fo:padding-left="0in" fo:padding-right="0in" fo:padding-top="0.0138in" fo:padding-bottom="0in" fo:border-left="none" fo:border-right="none" fo:border-top="0.0071in solid #000000" fo:border-bottom="none">
        <style:tab-stops>
          <style:tab-stop style:position="0.8862in"/>
          <style:tab-stop style:position="6.4972in" style:type="right"/>
        </style:tab-stops>
      </style:paragraph-properties>
      <style:text-properties fo:font-size="8pt" style:font-size-asian="8pt"/>
    </style:style>
    <style:style style:name="Contents_20_1" style:display-name="Contents 1" style:family="paragraph" style:parent-style-name="Standard" style:next-style-name="Standard" style:class="index">
      <style:paragraph-properties>
        <style:tab-stops>
          <style:tab-stop style:position="6.4965in" style:type="right" style:leader-style="dotted" style:leader-text="."/>
        </style:tab-stops>
      </style:paragraph-properties>
      <style:text-properties fo:font-size="12pt" style:font-size-asian="12pt"/>
    </style:style>
    <style:style style:name="Text_20_body_20_indent" style:display-name="Text body indent" style:family="paragraph" style:parent-style-name="Standard" style:next-style-name="Text_20_body" style:class="text">
      <style:paragraph-properties fo:margin="100%" fo:margin-left="0.1965in" fo:margin-right="0in" fo:text-indent="0in" style:auto-text-indent="false"/>
      <style:text-properties fo:color="#0000ff" fo:font-style="italic" style:font-style-asian="italic"/>
    </style:style>
    <style:style style:name="Table_20_Text" style:display-name="Table Text" style:family="paragraph" style:parent-style-name="Text_20_body">
      <style:paragraph-properties fo:margin="100%" fo:margin-left="0.0193in" fo:margin-right="0.0193in" fo:margin-top="0in" fo:margin-bottom="0in" fo:text-indent="0in" style:auto-text-indent="false"/>
    </style:style>
    <style:style style:name="Title" style:family="paragraph" style:parent-style-name="Standard" style:next-style-name="Subtitle" style:class="chapter">
      <style:paragraph-properties fo:margin-top="0.1665in" fo:margin-bottom="0.0417in" fo:text-align="end" style:justify-single-word="false"/>
      <style:text-properties fo:font-size="14pt" fo:font-weight="bold" style:letter-kerning="true" style:font-size-asian="14pt" style:font-weight-asian="bold"/>
    </style:style>
    <style:style style:name="Subtitle" style:family="paragraph" style:parent-style-name="Standard" style:next-style-name="Text_20_body" style:class="chapter">
      <style:paragraph-properties fo:margin-top="0in" fo:margin-bottom="0.0417in" fo:text-align="end" style:justify-single-word="false"/>
      <style:text-properties fo:font-size="12pt" fo:font-style="italic" style:font-size-asian="12pt" style:font-style-asian="italic"/>
    </style:style>
    <style:style style:name="Contents_20_2" style:display-name="Contents 2" style:family="paragraph" style:parent-style-name="Standard" style:next-style-name="Standard" style:class="index">
      <style:paragraph-properties fo:margin="100%" fo:margin-left="0.139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100%" fo:margin-left="0.278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100%" fo:margin-left="0.4165in" fo:margin-right="0in" fo:text-indent="0in" style:auto-text-indent="false">
        <style:tab-stops>
          <style:tab-stop style:position="6.49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text-indent="0in" style:auto-text-indent="false">
        <style:tab-stops>
          <style:tab-stop style:position="6.49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0.6945in" fo:margin-right="0in" fo:text-indent="0in" style:auto-text-indent="false">
        <style:tab-stops>
          <style:tab-stop style:position="6.49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100%" fo:margin-left="0.8335in" fo:margin-right="0in" fo:text-indent="0in" style:auto-text-indent="false">
        <style:tab-stops>
          <style:tab-stop style:position="6.49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100%" fo:margin-left="0.972in" fo:margin-right="0in" fo:text-indent="0in" style:auto-text-indent="false">
        <style:tab-stops>
          <style:tab-stop style:position="6.49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100%" fo:margin-left="1.111in" fo:margin-right="0in" fo:text-indent="0in" style:auto-text-indent="false">
        <style:tab-stops>
          <style:tab-stop style:position="6.4965in" style:type="right" style:leader-style="dotted" style:leader-text="."/>
        </style:tab-stops>
      </style:paragraph-properties>
    </style:style>
    <style:style style:name="Default_20_Text" style:display-name="Default Text" style:family="paragraph" style:parent-style-name="Standard">
      <style:paragraph-properties fo:margin-top="0in" fo:margin-bottom="0.1492in" style:punctuation-wrap="hanging" style:vertical-align="auto"/>
      <style:text-properties style:font-name-complex="Arial"/>
    </style:style>
    <style:style style:name="SubFooter" style:family="paragraph" style:parent-style-name="Footer">
      <style:paragraph-properties fo:padding="0in" fo:border="none"/>
      <style:text-properties fo:font-size="6pt" style:font-size-asian="6pt"/>
    </style:style>
    <style:style style:name="Heading_20_A" style:display-name="Heading A" style:family="paragraph" style:parent-style-name="Heading_20_1" style:default-outline-level="" style:list-style-name=""/>
    <style:style style:name="Heading_20_B" style:display-name="Heading B" style:family="paragraph" style:parent-style-name="Heading_20_2" style:default-outline-level="" style:list-style-name=""/>
    <style:style style:name="Heading_20_C" style:display-name="Heading C" style:family="paragraph" style:parent-style-name="Heading_20_3" style:default-outline-level="" style:list-style-name=""/>
    <style:style style:name="Editor_27_s_20_comments" style:display-name="Editor's comments" style:family="paragraph" style:parent-style-name="Standard">
      <style:text-properties fo:color="#ff0000" fo:font-weight="bold" style:font-weight-asian="bold" style:font-weight-complex="bold"/>
    </style:style>
    <style:style style:name="Reader_27_s_20_comments" style:display-name="Reader's comments" style:family="paragraph" style:parent-style-name="Standard">
      <style:text-properties fo:color="#cc00cc"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Frame_20_contents" style:display-name="Frame contents" style:family="paragraph" style:parent-style-name="Text_20_body" style:class="extra"/>
    <style:style style:name="WW8Num1z0" style:family="text"/>
    <style:style style:name="WW8Num2z0" style:family="text">
      <style:text-properties style:font-name="Symbol" style:font-name-complex="Symbol"/>
    </style:style>
    <style:style style:name="WW8Num3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Wingdings" fo:font-size="10pt" style:font-size-asian="10pt" style:font-name-complex="Wingdings"/>
    </style:style>
    <style:style style:name="WW8Num12z0" style:family="text">
      <style:text-properties style:font-name="LotusWP Type" fo:font-size="10pt" style:font-size-asian="10pt" style:font-name-complex="LotusWP Type"/>
    </style:style>
    <style:style style:name="WW8Num13z0" style:family="text">
      <style:text-properties style:font-name="Wingdings" fo:font-size="10pt" style:font-size-asian="10pt"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fo:font-size="10pt" style:font-size-asian="10pt" style:font-name-complex="Wingdings"/>
    </style:style>
    <style:style style:name="WW8Num16z0" style:family="text">
      <style:text-properties style:font-name="Wingdings" fo:font-size="10pt" style:font-size-asian="10pt" style:font-name-complex="Wingdings"/>
    </style:style>
    <style:style style:name="WW8Num17z0" style:family="text">
      <style:text-properties style:font-name="Wingdings" fo:font-size="10pt" style:font-size-asian="10pt" style:font-name-complex="Wingdings"/>
    </style:style>
    <style:style style:name="WW8Num18z0" style:family="text"/>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Wingdings" fo:font-size="10pt" style:font-size-asian="10pt" style:font-name-complex="Wingdings"/>
    </style:style>
    <style:style style:name="WW8Num20z0" style:family="text">
      <style:text-properties style:font-name="Wingdings" fo:font-size="10pt" style:font-size-asian="10pt" style:font-name-complex="Wingdings"/>
    </style:style>
    <style:style style:name="WW8NumSt30z0" style:family="text">
      <style:text-properties style:font-name="LotusWP Type" fo:font-size="10pt" style:font-size-asian="10pt" style:font-name-complex="LotusWP Type"/>
    </style:style>
    <style:style style:name="WW8NumSt31z0" style:family="text">
      <style:text-properties style:font-name="LotusWP Type" fo:font-size="10pt" style:font-size-asian="10pt" style:font-name-complex="LotusWP Typ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7z0" style:num-suffix="." style:num-format="1">
        <style:list-level-properties text:list-level-position-and-space-mode="label-alignment">
          <style:list-level-label-alignment text:label-followed-by="listtab"/>
        </style:list-level-properties>
      </text:outline-level-style>
      <text:outline-level-style text:level="2" text:style-name="WW8Num7z1" style:num-format="1" text:display-levels="2">
        <style:list-level-properties text:list-level-position-and-space-mode="label-alignment">
          <style:list-level-label-alignment text:label-followed-by="listtab"/>
        </style:list-level-properties>
      </text:outline-level-style>
      <text:outline-level-style text:level="3" text:style-name="WW8Num7z2" style:num-format="1" text:display-levels="3">
        <style:list-level-properties text:list-level-position-and-space-mode="label-alignment">
          <style:list-level-label-alignment text:label-followed-by="listtab"/>
        </style:list-level-properties>
      </text:outline-level-style>
      <text:outline-level-style text:level="4" text:style-name="WW8Num7z3" style:num-format="1" text:display-levels="4">
        <style:list-level-properties text:list-level-position-and-space-mode="label-alignment">
          <style:list-level-label-alignment text:label-followed-by="listtab"/>
        </style:list-level-properties>
      </text:outline-level-style>
      <text:outline-level-style text:level="5" text:style-name="WW8Num7z4" style:num-format="1" text:display-levels="5">
        <style:list-level-properties text:list-level-position-and-space-mode="label-alignment">
          <style:list-level-label-alignment text:label-followed-by="listtab"/>
        </style:list-level-properties>
      </text:outline-level-style>
      <text:outline-level-style text:level="6" text:style-name="WW8Num7z5" style:num-format="1" text:display-levels="6">
        <style:list-level-properties text:list-level-position-and-space-mode="label-alignment">
          <style:list-level-label-alignment text:label-followed-by="listtab"/>
        </style:list-level-properties>
      </text:outline-level-style>
      <text:outline-level-style text:level="7" text:style-name="WW8Num7z6" style:num-format="1" text:display-levels="7">
        <style:list-level-properties text:list-level-position-and-space-mode="label-alignment">
          <style:list-level-label-alignment text:label-followed-by="listtab"/>
        </style:list-level-properties>
      </text:outline-level-style>
      <text:outline-level-style text:level="8" text:style-name="WW8Num7z7" style:num-format="1" text:display-levels="8">
        <style:list-level-properties text:list-level-position-and-space-mode="label-alignment">
          <style:list-level-label-alignment text:label-followed-by="listtab"/>
        </style:list-level-properties>
      </text:outline-level-style>
      <text:outline-level-style text:level="9" text:style-name="WW8Num7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style:list-level-properties>
      </text:list-level-style-number>
      <text:list-level-style-number text:level="2" text:style-name="WW8Num7z1" style:num-format="1" text:display-levels="2">
        <style:list-level-properties text:list-level-position-and-space-mode="label-alignment">
          <style:list-level-label-alignment text:label-followed-by="listtab"/>
        </style:list-level-properties>
      </text:list-level-style-number>
      <text:list-level-style-number text:level="3" text:style-name="WW8Num7z2" style:num-format="1" text:display-levels="3">
        <style:list-level-properties text:list-level-position-and-space-mode="label-alignment">
          <style:list-level-label-alignment text:label-followed-by="listtab"/>
        </style:list-level-properties>
      </text:list-level-style-number>
      <text:list-level-style-number text:level="4" text:style-name="WW8Num7z3" style:num-format="1" text:display-levels="4">
        <style:list-level-properties text:list-level-position-and-space-mode="label-alignment">
          <style:list-level-label-alignment text:label-followed-by="listtab"/>
        </style:list-level-properties>
      </text:list-level-style-number>
      <text:list-level-style-number text:level="5" text:style-name="WW8Num7z4" style:num-format="1" text:display-levels="5">
        <style:list-level-properties text:list-level-position-and-space-mode="label-alignment">
          <style:list-level-label-alignment text:label-followed-by="listtab"/>
        </style:list-level-properties>
      </text:list-level-style-number>
      <text:list-level-style-number text:level="6" text:style-name="WW8Num7z5" style:num-format="1" text:display-levels="6">
        <style:list-level-properties text:list-level-position-and-space-mode="label-alignment">
          <style:list-level-label-alignment text:label-followed-by="listtab"/>
        </style:list-level-properties>
      </text:list-level-style-number>
      <text:list-level-style-number text:level="7" text:style-name="WW8Num7z6" style:num-format="1" text:display-levels="7">
        <style:list-level-properties text:list-level-position-and-space-mode="label-alignment">
          <style:list-level-label-alignment text:label-followed-by="listtab"/>
        </style:list-level-properties>
      </text:list-level-style-number>
      <text:list-level-style-number text:level="8" text:style-name="WW8Num7z7" style:num-format="1" text:display-levels="8">
        <style:list-level-properties text:list-level-position-and-space-mode="label-alignment">
          <style:list-level-label-alignment text:label-followed-by="listtab"/>
        </style:list-level-properties>
      </text:list-level-style-number>
      <text:list-level-style-number text:level="9" text:style-name="WW8Num7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Ÿ"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prefix="w" style:num-format="" text:start-value="0">
        <style:list-level-properties text:list-level-position-and-space-mode="label-alignment">
          <style:list-level-label-alignment text:label-followed-by="listtab"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prefix="Ÿ"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prefix="Ÿ"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prefix="Ÿ"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prefix="Ÿ"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prefix="Ÿ"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prefix="Ÿ"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9846in" fo:margin-right="0.9839in" fo:text-align="center" style:justify-single-word="false" fo:text-indent="0in" style:auto-text-indent="false" fo:padding="0in" fo:border="none">
        <style:tab-stops/>
      </style:paragraph-properties>
    </style:style>
    <style:style style:name="MP2" style:family="paragraph" style:parent-style-name="Header">
      <style:paragraph-properties fo:padding="0in" fo:border="none"/>
    </style:style>
    <style:style style:name="MP3" style:family="paragraph" style:parent-style-name="Header">
      <style:paragraph-properties fo:margin-left="0in" fo:margin-right="-0.0008in" fo:text-indent="0.9846in" style:auto-text-indent="false"/>
      <style:text-properties fo:font-size="12pt" fo:font-weight="bold" style:font-size-asian="12pt" style:font-weight-asian="bold"/>
    </style:style>
    <style:style style:name="MP4" style:family="paragraph" style:parent-style-name="Footer">
      <style:paragraph-properties>
        <style:tab-stops>
          <style:tab-stop style:position="0.8862in"/>
          <style:tab-stop style:position="6.7291in" style:type="right"/>
        </style:tab-stops>
      </style:paragraph-properties>
    </style:style>
    <style:style style:name="MT1" style:family="text">
      <style:text-properties fo:font-style="italic" style:font-style-asian="italic" style:font-style-complex="italic"/>
    </style:style>
    <style:style style:name="MT2" style:family="text"/>
    <style:style style:name="Mfr1" style:family="graphic" style:parent-style-name="Frame">
      <style:graphic-properties fo:margin-left="0in" fo:margin-right="0.098in"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Mfr2"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style>
    <style:style style:name="Mfr3" style:family="graphic" style:parent-style-name="Frame">
      <style:graphic-properties style:wrap="dynamic" style:number-wrapped-paragraphs="no-limit" style:vertical-pos="from-top" style:vertical-rel="paragraph" style:horizontal-pos="right" style:horizontal-rel="paragraph"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3425in" fo:margin-left="0.9846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6811in" fo:margin-bottom="0.6425in" style:dynamic-spacing="true"/>
      </style:header-style>
      <style:footer-style>
        <style:header-footer-properties fo:min-height="0.839in" fo:margin-top="0.8in" style:dynamic-spacing="true"/>
      </style:footer-style>
    </style:page-layout>
    <style:page-layout style:name="Mpm2">
      <style:page-layout-properties fo:page-width="8.5in" fo:page-height="11in" style:num-format="1" style:print-orientation="portrait" fo:margin-top="1.1811in" fo:margin-bottom="1.1811in" fo:margin-left="0.9846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draw:frame draw:style-name="Mfr1" draw:name="Frame1" text:anchor-type="paragraph" svg:y="0.0008in" fo:min-width="0in" draw:z-index="7"><draw:text-box fo:min-height="0.0228in"><text:p text:style-name="MP2"><draw:frame draw:style-name="Mfr2" draw:name="graphics2" text:anchor-type="as-char" svg:width="0.8799in" svg:height="0.3583in" draw:z-index="14"><draw:image xlink:href="Pictures/2000009800002CA6000011E1C8E995FA.wmf" xlink:type="simple" xlink:show="embed" xlink:actuate="onLoad"/></draw:frame></text:p></draw:text-box></draw:frame><draw:frame draw:style-name="Mfr3" draw:name="Frame2" text:anchor-type="paragraph" svg:y="0.0008in" svg:width="0.8661in" svg:height="0.4335in" draw:z-index="21"><draw:text-box><text:p text:style-name="Standard"><text:bookmark text:name="prop_Logo"/></text:p></draw:text-box></draw:frame><text:bookmark text:name="prop_SecCust"/> <text:bookmark text:name="prop_SecAnd"/><text:s/><text:bookmark text:name="prop_SecComp"/><text:s/><text:bookmark text:name="prop_SecCopySep"/><text:s/><text:bookmark text:name="prop_CopyCust"/><text:s/><text:bookmark text:name="prop_CopyAnd"/><text:s/><text:bookmark text:name="prop_CopyComp"/></text:p>
        <text:p text:style-name="MP3"><text:tab/><text:bookmark text:name="prop_Projectname"/></text:p>
      </style:header>
      <style:footer>
        <text:p text:style-name="MP4"><text:bookmark-start text:name="LDocument"/>Document:<text:bookmark-end text:name="LDocument"/><text:tab/><text:bookmark-start text:name="prop_Document"/><text:file-name text:display="name-and-extension">SystemContextTemplate.odt</text:file-name><text:bookmark-end text:name="prop_Document"/><text:tab/><text:bookmark-start text:name="LDate"/>Date:<text:bookmark-end text:name="LDate"/> <text:s/><text:bookmark-start text:name="prop_Date"/>08-26-2004<text:bookmark-end text:name="prop_Date"/><text:line-break/><text:bookmark-start text:name="LPath"/>Path:<text:bookmark-end text:name="LPath"/><text:span text:style-name="MT1"><text:tab/></text:span><text:bookmark-start text:name="prop_Path"/><text:file-name text:display="full">C:\Users\IBM_ADMIN\Desktop\Work\Apache_Migration\lib_00\core.tech.common.extend-ibm_int\guidances\templates\resources\SystemContextTemplate.odt</text:file-name><text:bookmark-end text:name="prop_Path"/><text:tab/><text:bookmark-start text:name="LVersion"/>Version:<text:bookmark-end text:name="LVersion"/> <text:s/><text:bookmark-start text:name="prop_Version"/>V1.0.0A<text:bookmark-end text:name="prop_Version"/><text:line-break/><text:bookmark text:name="LArchive"/><text:tab/><text:bookmark text:name="prop_Archive"/><text:line-break/><text:bookmark-start text:name="LOwner"/>Owner:<text:bookmark-end text:name="LOwner"/><text:tab/><text:bookmark-start text:name="prop_Owner"/>IBM<text:bookmark-end text:name="prop_Owner"/><text:tab/><text:bookmark-start text:name="LStatus"/>Status:<text:bookmark-end text:name="LStatus"/> <text:s/><text:bookmark-start text:name="prop_Status"/>Draft<text:bookmark-end text:name="prop_Status"/></text:p>
        <text:p text:style-name="MP4"><text:bookmark-start text:name="LSubject"/>Subject:<text:bookmark-end text:name="LSubject"/><text:tab/><text:bookmark-start text:name="prop_Subject"/>APP 011 - System Context<text:bookmark-end text:name="prop_Subject"/> <text:bookmark text:name="prop_Text1"/><text:s text:c="2"/><text:bookmark text:name="prop_Text2"/><text:tab/><text:bookmark-start text:name="TPage"/>Page<text:bookmark-end text:name="TPage"/> <text:s/><text:span text:style-name="Page_20_Number"><text:page-number text:select-page="current">7</text:page-number></text:span> <text:bookmark-start text:name="Tof"/>of<text:bookmark-end text:name="Tof"/> <text:page-count style:num-format="1">7</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MM Large Document Template</dc:title>
    <dc:subject>IBM Extensions for Word Processors</dc:subject>
    <dc:description>V4.0.0.</dc:description>
    <meta:initial-creator>J. Todd Fredrickson</meta:initial-creator>
    <meta:creation-date>2004-08-26T22:44:00</meta:creation-date>
    <dc:date>2014-08-05T15:30:51.42</dc:date>
    <meta:editing-cycles>9</meta:editing-cycles>
    <meta:editing-duration>PT3M43S</meta:editing-duration>
    <meta:generator>OpenOffice/4.0.1$Win32 OpenOffice.org_project/401m5$Build-9714</meta:generator>
    <meta:document-statistic meta:table-count="7" meta:image-count="2" meta:object-count="0" meta:page-count="7" meta:paragraph-count="107" meta:word-count="637" meta:character-count="4275"/>
    <meta:user-defined meta:name="Author">IBM</meta:user-defined>
    <meta:user-defined meta:name="Date">08-26-2004</meta:user-defined>
    <meta:user-defined meta:name="DateSequence">mdy</meta:user-defined>
    <meta:user-defined meta:name="ID">GSA011</meta:user-defined>
    <meta:user-defined meta:name="LAuthor" meta:value-type="string">Author:</meta:user-defined>
    <meta:user-defined meta:name="LDate" meta:value-type="string">Date:</meta:user-defined>
    <meta:user-defined meta:name="LDocument" meta:value-type="string">Document:</meta:user-defined>
    <meta:user-defined meta:name="LForm" meta:value-type="string">GSA011</meta:user-defined>
    <meta:user-defined meta:name="LOwner" meta:value-type="string">Owner:</meta:user-defined>
    <meta:user-defined meta:name="LPath" meta:value-type="string">Path:</meta:user-defined>
    <meta:user-defined meta:name="LStatus" meta:value-type="string">Status:</meta:user-defined>
    <meta:user-defined meta:name="LSubject" meta:value-type="string">Subject:</meta:user-defined>
    <meta:user-defined meta:name="LVersion" meta:value-type="string">Version:</meta:user-defined>
    <meta:user-defined meta:name="Language" meta:value-type="string">uk</meta:user-defined>
    <meta:user-defined meta:name="LongDate" meta:value-type="string">August 26, 2004</meta:user-defined>
    <meta:user-defined meta:name="MonthNo" meta:value-type="string">8</meta:user-defined>
    <meta:user-defined meta:name="Owner" meta:value-type="string">IBM</meta:user-defined>
    <meta:user-defined meta:name="Status" meta:value-type="string">Draft</meta:user-defined>
    <meta:user-defined meta:name="StatusValue" meta:value-type="string">Draft</meta:user-defined>
    <meta:user-defined meta:name="Subject" meta:value-type="string">APP 011 - System Context</meta:user-defined>
    <meta:user-defined meta:name="TApprovals" meta:value-type="string">Approvals</meta:user-defined>
    <meta:user-defined meta:name="TChangesMarked" meta:value-type="string">Changes marked</meta:user-defined>
    <meta:user-defined meta:name="TContents" meta:value-type="string">Contents</meta:user-defined>
    <meta:user-defined meta:name="TDateOfNextRevision" meta:value-type="string">Date of next revision</meta:user-defined>
    <meta:user-defined meta:name="TDateOfThisRevision" meta:value-type="string">Date of this revision</meta:user-defined>
    <meta:user-defined meta:name="TDistribution" meta:value-type="string">Distribution</meta:user-defined>
    <meta:user-defined meta:name="TDocumentHistory" meta:value-type="string">Document History</meta:user-defined>
    <meta:user-defined meta:name="TDocumentLocation" meta:value-type="string">Document Location</meta:user-defined>
    <meta:user-defined meta:name="TDocumentSource" meta:value-type="string">The source of the document will be found in</meta:user-defined>
    <meta:user-defined meta:name="TDocumentValid" meta:value-type="string">This is a snapshot of an on-line document. Paper copies are valid only on the day they are printed. Refer to the author if you are in any doubt about the currency of this document.</meta:user-defined>
    <meta:user-defined meta:name="THasBeenDistributedTo" meta:value-type="string">This document has been distributed to</meta:user-defined>
    <meta:user-defined meta:name="TName" meta:value-type="string">Name</meta:user-defined>
    <meta:user-defined meta:name="TPage" meta:value-type="string">Page</meta:user-defined>
    <meta:user-defined meta:name="TRequiredApprovals" meta:value-type="string">This document requires following approvals. Signed approval forms are filed in the Quality section of the PCB.</meta:user-defined>
    <meta:user-defined meta:name="TRevisionDate" meta:value-type="string">Revision Date</meta:user-defined>
    <meta:user-defined meta:name="TRevisionHistory" meta:value-type="string">Revision History</meta:user-defined>
    <meta:user-defined meta:name="TRevisionNumber" meta:value-type="string">Revision Number</meta:user-defined>
    <meta:user-defined meta:name="TSummaryOfChanges" meta:value-type="string">Summary of Changes</meta:user-defined>
    <meta:user-defined meta:name="TTitle" meta:value-type="string">Title</meta:user-defined>
    <meta:user-defined meta:name="Tof" meta:value-type="string">of</meta:user-defined>
    <meta:user-defined meta:name="Version" meta:value-type="string">V1.0.0A</meta:user-defined>
    <meta:user-defined meta:name="__DFTemplateID" meta:value-type="string">GSA011</meta:user-defined>
    <meta:user-defined meta:name="company" meta:value-type="string">IBM</meta:user-defined>
    <meta:user-defined meta:name="dateformat" meta:value-type="string">mm-dd-yyyy</meta:user-defined>
    <meta:user-defined meta:name="securityclass" meta:value-type="string">UNCLS</meta:user-defined>
    <meta:user-defined meta:name="securitytype" meta:value-type="string">company</meta:user-defined>
  </office:meta>
</office:document-meta>
</file>